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fa" officeooo:paragraph-rsid="00145ff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ns [new Simulator]</text:p>
      <text:p text:style-name="P1">set nf [open prog3.nam w]</text:p>
      <text:p text:style-name="P1">$ns namtrace-all $nf</text:p>
      <text:p text:style-name="P1">set tf [open prog3.tr w]</text:p>
      <text:p text:style-name="P1">$ns trace-all $tf</text:p>
      <text:p text:style-name="P1"/>
      <text:p text:style-name="P1">proc finish {} {</text:p>
      <text:p text:style-name="P1"><text:s text:c="8"/>global ns nf tf</text:p>
      <text:p text:style-name="P1"><text:s text:c="8"/>$ns flush-trace</text:p>
      <text:p text:style-name="P1"><text:s text:c="8"/>close $nf</text:p>
      <text:p text:style-name="P1"><text:tab/>close $tf</text:p>
      <text:p text:style-name="P1"><text:s text:c="8"/>exec nam prog3.nam &amp;</text:p>
      <text:p text:style-name="P1"><text:s text:c="8"/>exit 0</text:p>
      <text:p text:style-name="P1">}</text:p>
      <text:p text:style-name="P1"/>
      <text:p text:style-name="P1">set n0 [$ns node]</text:p>
      <text:p text:style-name="P1">set n1 [$ns node]</text:p>
      <text:p text:style-name="P1">set n2 [$ns node]</text:p>
      <text:p text:style-name="P1">set n3 [$ns node]</text:p>
      <text:p text:style-name="P1">set n4 [$ns node]</text:p>
      <text:p text:style-name="P1">set n5 [$ns node]</text:p>
      <text:p text:style-name="P1">set n6 [$ns node]</text:p>
      <text:p text:style-name="P1"/>
      <text:p text:style-name="P1">$ns duplex-link $n0 $n1 1Mb 1ms DropTail</text:p>
      <text:p text:style-name="P1">$ns duplex-link $n0 $n2 1Mb 1ms DropTail</text:p>
      <text:p text:style-name="P1">$ns duplex-link $n0 $n3 1Mb 1ms DropTail</text:p>
      <text:p text:style-name="P1">$ns duplex-link $n0 $n4 1Mb 1ms DropTail</text:p>
      <text:p text:style-name="P1">$ns duplex-link $n0 $n5 1Mb 1ms DropTail</text:p>
      <text:p text:style-name="P1">$ns duplex-link $n0 $n6 1Mb 1ms DropTail</text:p>
      <text:p text:style-name="P1"/>
      <text:p text:style-name="P1">$ns set queue-limit $n0 $n6 2</text:p>
      <text:p text:style-name="P1">$ns set queue-limit $n0 $n2 5</text:p>
      <text:p text:style-name="P1">$ns set queue-limit $n0 $n3 3</text:p>
      <text:p text:style-name="P1">$ns set queue-limit $n0 $n5 4</text:p>
      <text:p text:style-name="P1"/>
      <text:p text:style-name="P1">set ping2 [new Agent/Ping]</text:p>
      <text:p text:style-name="P1">$ns attach-agent $n2 $ping2</text:p>
      <text:p text:style-name="P1">set ping3 [new Agent/Ping]</text:p>
      <text:p text:style-name="P1">$ns attach-agent $n3 $ping3</text:p>
      <text:p text:style-name="P1">set ping5 [new Agent/Ping]</text:p>
      <text:p text:style-name="P1">$ns attach-agent $n5 $ping5</text:p>
      <text:p text:style-name="P1">set ping6 [new Agent/Ping]</text:p>
      <text:p text:style-name="P1">$ns attach-agent $n6 $ping6</text:p>
      <text:p text:style-name="P1"/>
      <text:p text:style-name="P1">$ns connect $ping6 $ping2</text:p>
      <text:p text:style-name="P1">$ns connect $ping3 $ping5</text:p>
      <text:p text:style-name="P1"/>
      <text:p text:style-name="P1">$ping6 set packetSize_ 500000</text:p>
      <text:p text:style-name="P1">$ping6 set internal_ 0.00005</text:p>
      <text:p text:style-name="P1">$ping3 set packetSize_ 500000</text:p>
      <text:p text:style-name="P1">$ping3 set internal_ 0.00005</text:p>
      <text:p text:style-name="P1"/>
      <text:p text:style-name="P1"><text:soft-page-break/>$ns color 1 "red"</text:p>
      <text:p text:style-name="P1">$ns color 2 "blue"</text:p>
      <text:p text:style-name="P1"/>
      <text:p text:style-name="P1">$ping6 set class_ 1</text:p>
      <text:p text:style-name="P1">$ping3 set class_ 2</text:p>
      <text:p text:style-name="P1"/>
      <text:p text:style-name="P1">proc sendPingPacket {} {</text:p>
      <text:p text:style-name="P1">global ns ping3 ping6</text:p>
      <text:p text:style-name="P1">set intervalTime 0.001</text:p>
      <text:p text:style-name="P1">set now [$ns now]</text:p>
      <text:p text:style-name="P1">$ns at [expr $now+$intervalTime] "$ping3 send"</text:p>
      <text:p text:style-name="P1">$ns at [expr $now+$intervalTime] "$ping6 send"</text:p>
      <text:p text:style-name="P1">$ns at [expr $now+$intervalTime] "sendPingPacket"</text:p>
      <text:p text:style-name="P1">}</text:p>
      <text:p text:style-name="P1"/>
      <text:p text:style-name="P1">Agent/Ping instproc recv {from rtt} {</text:p>
      <text:p text:style-name="P1">global seq</text:p>
      <text:p text:style-name="P1">$self instvar node_</text:p>
      <text:p text:style-name="P1">puts "The node [$node_ id] recieved an Ack from the node $from with rtt $rtt ms"</text:p>
      <text:p text:style-name="P1">}</text:p>
      <text:p text:style-name="P1"/>
      <text:p text:style-name="P1">$ns at 0.01 "sendPingPacket"</text:p>
      <text:p text:style-name="P1">$ns at 10.0 "finish"</text:p>
      <text:p text:style-name="P1">$ns run</text:p>
      <text:p text:style-name="P1"/>
      <text:p text:style-name="P1"/>
      <text:p text:style-name="P1"/>
      <text:p text:style-name="P1">AWK file:</text:p>
      <text:p text:style-name="P1"/>
      <text:p text:style-name="P1">BEGIN {</text:p>
      <text:p text:style-name="P1">dcount = 0;</text:p>
      <text:p text:style-name="P1">}</text:p>
      <text:p text:style-name="P1">{</text:p>
      <text:p text:style-name="P1">event = $1;</text:p>
      <text:p text:style-name="P1">if(event == "d")</text:p>
      <text:p text:style-name="P1">{</text:p>
      <text:p text:style-name="P1">dcount++;</text:p>
      <text:p text:style-name="P1">}</text:p>
      <text:p text:style-name="P1">}</text:p>
      <text:p text:style-name="P1">END {</text:p>
      <text:p text:style-name="P1">printf("The no.of packets dropped : %d\n ",dcount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24:47.659245486</meta:creation-date>
    <dc:date>2019-04-29T11:30:55.135271549</dc:date>
    <meta:editing-duration>PT6M7S</meta:editing-duration>
    <meta:editing-cycles>3</meta:editing-cycles>
    <meta:generator>LibreOffice/6.2.2.2$Linux_X86_64 LibreOffice_project/20$Build-2</meta:generator>
    <meta:document-statistic meta:table-count="0" meta:image-count="0" meta:object-count="0" meta:page-count="2" meta:paragraph-count="78" meta:word-count="307" meta:character-count="1717" meta:non-whitespace-character-count="1447"/>
  </office:meta>
</office:document-meta>
</file>